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E80000001D306040A3469370A5.png" manifest:media-type="image/png"/>
  <manifest:file-entry manifest:full-path="Pictures/10000201000000E30000001B266158CC7DF64F1B.png" manifest:media-type="image/png"/>
  <manifest:file-entry manifest:full-path="Pictures/1000020100000280000001E00F29CDC63F545756.png" manifest:media-type="image/png"/>
  <manifest:file-entry manifest:full-path="Pictures/1000020100000280000001E097208393AA6D87FA.png" manifest:media-type="image/png"/>
  <manifest:file-entry manifest:full-path="Pictures/1000020100000280000001E0936D61F286E793B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52cm, 1.553cm, 0.549cm, 2.931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45cm, 1.294cm, 0.122cm, 0.473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52cm, 6.215cm, 10.748cm, 6.595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54cm, 1.509cm, 0.387cm, 2.974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108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DejaVu Sans" fo:font-size="20pt" fo:font-weight="bold" style:font-size-asian="18pt" style:font-weight-asian="bold" style:font-size-complex="18pt" style:font-weight-complex="600"/>
    </style:style>
    <style:style style:name="T1" style:family="text">
      <style:text-properties style:font-name="DejaVu Sans" fo:font-size="20pt" fo:font-weight="bold" style:font-size-asian="18pt" style:font-weight-asian="bold" style:font-size-complex="1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974cm" svg:height="11.121cm" svg:x="17.49cm" svg:y="1.689cm">
          <draw:image xlink:href="Pictures/1000020100000280000001E097208393AA6D87FA.png" xlink:type="simple" xlink:show="embed" xlink:actuate="onLoad">
            <text:p/>
          </draw:image>
        </draw:frame>
        <draw:frame draw:style-name="gr2" draw:text-style-name="P1" draw:layer="layout" svg:width="14.858cm" svg:height="11.715cm" svg:x="1.128cm" svg:y="1.254cm">
          <draw:image xlink:href="Pictures/1000020100000280000001E0936D61F286E793B5.png" xlink:type="simple" xlink:show="embed" xlink:actuate="onLoad">
            <text:p text:style-name="P2">`</text:p>
          </draw:image>
        </draw:frame>
        <draw:frame draw:style-name="gr3" draw:text-style-name="P1" draw:layer="layout" svg:width="4.445cm" svg:height="0.889cm" svg:x="6.842cm" svg:y="1.127cm">
          <draw:image xlink:href="Pictures/1000020100000280000001E0936D61F286E793B5.png" xlink:type="simple" xlink:show="embed" xlink:actuate="onLoad">
            <text:p/>
          </draw:image>
        </draw:frame>
        <draw:frame draw:style-name="gr4" draw:text-style-name="P3" draw:layer="layout" svg:width="1.778cm" svg:height="1.725cm" svg:x="1.127cm" svg:y="1.254cm">
          <draw:text-box>
            <text:p><text:span text:style-name="T1">a)</text:span></text:p>
          </draw:text-box>
        </draw:frame>
        <draw:frame draw:style-name="gr4" draw:text-style-name="P3" draw:layer="layout" svg:width="1.778cm" svg:height="1.725cm" svg:x="16.494cm" svg:y="1.307cm">
          <draw:text-box>
            <text:p><text:span text:style-name="T1">b)</text:span></text:p>
          </draw:text-box>
        </draw:frame>
        <draw:frame draw:style-name="gr4" draw:text-style-name="P3" draw:layer="layout" svg:width="1.778cm" svg:height="1.725cm" svg:x="29.956cm" svg:y="1.254cm">
          <draw:text-box>
            <text:p><text:span text:style-name="T1">c)</text:span></text:p>
          </draw:text-box>
        </draw:frame>
        <draw:frame draw:style-name="gr5" draw:text-style-name="P1" draw:layer="layout" svg:width="12.893cm" svg:height="11.335cm" svg:x="31.16cm" svg:y="1.635cm">
          <draw:image xlink:href="Pictures/1000020100000280000001E00F29CDC63F545756.png" xlink:type="simple" xlink:show="embed" xlink:actuate="onLoad">
            <text:p/>
          </draw:image>
        </draw:frame>
        <draw:frame draw:style-name="gr6" draw:text-style-name="P2" draw:layer="layout" svg:width="7.075cm" svg:height="0.712cm" svg:x="33.452cm" svg:y="1.254cm">
          <draw:image xlink:href="Pictures/10000201000000E30000001B266158CC7DF64F1B.png" xlink:type="simple" xlink:show="embed" xlink:actuate="onLoad">
            <text:p/>
          </draw:image>
        </draw:frame>
        <draw:frame draw:style-name="gr7" draw:text-style-name="P2" draw:layer="layout" svg:width="7.154cm" svg:height="0.893cm" svg:x="20.155cm" svg:y="1.064cm">
          <draw:image xlink:href="Pictures/10000201000000E80000001D306040A3469370A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5.466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26T22:45:46.700238357</meta:creation-date>
    <meta:editing-duration>PT12H3M59S</meta:editing-duration>
    <meta:editing-cycles>12</meta:editing-cycles>
    <meta:generator>LibreOffice/6.0.7.3$Linux_X86_64 LibreOffice_project/00m0$Build-3</meta:generator>
    <dc:date>2021-12-16T13:14:55.814721603</dc:date>
    <meta:document-statistic meta:object-count="9"/>
  </office:meta>
</office:document-meta>
</file>